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9323" officeooo:paragraph-rsid="00199323"/>
    </style:style>
    <style:style style:name="P2" style:family="paragraph" style:parent-style-name="Standard">
      <style:text-properties style:text-position="super 58%" officeooo:rsid="00199323" officeooo:paragraph-rsid="00199323"/>
    </style:style>
    <style:style style:name="P3" style:family="paragraph" style:parent-style-name="Standard">
      <style:text-properties style:text-position="super 58%" fo:font-size="14pt" officeooo:rsid="00199323" officeooo:paragraph-rsid="00199323" style:font-size-asian="12.25pt" style:font-size-complex="14pt"/>
    </style:style>
    <style:style style:name="P4" style:family="paragraph" style:parent-style-name="Text_20_body">
      <style:paragraph-properties fo:margin-top="0in" fo:margin-bottom="0in" style:contextual-spacing="false" fo:line-height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port CLASSPATH=/home/g/guillaumes/repos/cs112S2015/cs112S2015-guillaumes2/labs/lab7/DoublingExperiments/bin:.</text:p>
      <text:p text:style-name="P4"/>
      <text:p text:style-name="P4"/>
      <text:p text:style-name="P4">java edu/allegheny/doubling/StringExperiment</text:p>
      <text:p text:style-name="P4"/>
      <text:p text:style-name="P4"/>
      <text:p text:style-name="P4">STRINGEXPERIMENT</text:p>
      <text:p text:style-name="P4"/>
      <text:p text:style-name="P4"/>
      <text:p text:style-name="P4"/>
      <text:p text:style-name="P4"/>
      <text:p text:style-name="P4"/>
      <text:p text:style-name="P4"/>
      <text:p text:style-name="P4">ARRAY FIND</text:p>
      <text:p text:style-name="P4"/>
      <text:p text:style-name="P4">guillaumes@aldenv128:~/repos/cs112S2015/cs112S2015-guillaumes2/labs/lab7/DoublingExperiments$ java edu/allegheny/doubling/ArrayFind 10 50000 </text:p>
      <text:p text:style-name="P4">Testing arrayCreator... </text:p>
      <text:p text:style-name="P4">n: <text:s text:c="4"/>50000 took <text:s text:c="10"/>13 milliseconds </text:p>
      <text:p text:style-name="P4">n: <text:s text:c="3"/>100000 took <text:s text:c="11"/>6 milliseconds </text:p>
      <text:p text:style-name="P4">n: <text:s text:c="3"/>200000 took <text:s text:c="11"/>9 milliseconds </text:p>
      <text:p text:style-name="P4">n: <text:s text:c="3"/>400000 took <text:s text:c="10"/>19 milliseconds </text:p>
      <text:p text:style-name="P4">n: <text:s text:c="3"/>800000 took <text:s text:c="10"/>42 milliseconds </text:p>
      <text:p text:style-name="P4">n: <text:s text:c="2"/>1600000 took <text:s text:c="10"/>74 milliseconds </text:p>
      <text:p text:style-name="P4">n: <text:s text:c="2"/>3200000 took <text:s text:c="9"/>147 milliseconds </text:p>
      <text:p text:style-name="P4">n: <text:s text:c="2"/>6400000 took <text:s text:c="9"/>290 milliseconds </text:p>
      <text:p text:style-name="P4">n: <text:s/>12800000 took <text:s text:c="9"/>607 milliseconds </text:p>
      <text:p text:style-name="P4">n: <text:s/>25600000 took <text:s text:c="8"/>1199 milliseconds </text:p>
      <text:p text:style-name="P4"/>
      <text:p text:style-name="P4"/>
      <text:p text:style-name="P4">ARRAYMAX</text:p>
      <text:p text:style-name="P4"/>
      <text:p text:style-name="P4">guillaumes@aldenv128:~/repos/cs112S2015/cs112S2015-guillaumes2/labs/lab7/DoublingExperiments$ java edu/allegheny/doubling/ArrayMax </text:p>
      <text:p text:style-name="P4">Testing arrayMax... </text:p>
      <text:p text:style-name="P4">n: <text:s text:c="4"/>50000 took <text:s text:c="10"/>13 milliseconds </text:p>
      <text:p text:style-name="P4">n: <text:s text:c="3"/>100000 took <text:s text:c="11"/>9 milliseconds </text:p>
      <text:p text:style-name="P4">n: <text:s text:c="3"/>200000 took <text:s text:c="10"/>18 milliseconds </text:p>
      <text:p text:style-name="P4">n: <text:s text:c="3"/>400000 took <text:s text:c="10"/>23 milliseconds </text:p>
      <text:p text:style-name="P4">n: <text:s text:c="3"/>800000 took <text:s text:c="10"/>49 milliseconds </text:p>
      <text:p text:style-name="P4">n: <text:s text:c="2"/>1600000 took <text:s text:c="10"/>98 milliseconds </text:p>
      <text:p text:style-name="P4">n: <text:s text:c="2"/>3200000 took <text:s text:c="9"/>202 milliseconds </text:p>
      <text:p text:style-name="P4">n: <text:s text:c="2"/>6400000 took <text:s text:c="9"/>361 milliseconds </text:p>
      <text:p text:style-name="P4">n: <text:s/>12800000 took <text:s text:c="9"/>735 milliseconds </text:p>
      <text:p text:style-name="P4">n: <text:s/>25600000 took <text:s text:c="8"/>1454 milliseconds </text:p>
      <text:p text:style-name="P4"/>
      <text:p text:style-name="P4">DISJOINT SET</text:p>
      <text:p text:style-name="P4">guillaumes@aldenv128:~/repos/cs112S2015/cs112S2015-<text:soft-page-break/>guillaumes2/labs/lab7/DoublingExperiments$ java edu/allegheny/doubling/DisjointSet </text:p>
      <text:p text:style-name="P4">Testing disjoint2... </text:p>
      <text:p text:style-name="P4">n: <text:s text:c="4"/>50000 took <text:s text:c="10"/>18 milliseconds </text:p>
      <text:p text:style-name="P4">n: <text:s text:c="3"/>100000 took <text:s text:c="10"/>15 milliseconds </text:p>
      <text:p text:style-name="P4">n: <text:s text:c="3"/>200000 took <text:s text:c="10"/>30 milliseconds </text:p>
      <text:p text:style-name="P4">n: <text:s text:c="3"/>400000 took <text:s text:c="10"/>57 milliseconds </text:p>
      <text:p text:style-name="P4">n: <text:s text:c="3"/>800000 took <text:s text:c="9"/>112 milliseconds </text:p>
      <text:p text:style-name="P4">n: <text:s text:c="2"/>1600000 took <text:s text:c="9"/>228 milliseconds </text:p>
      <text:p text:style-name="P4">n: <text:s text:c="2"/>3200000 took <text:s text:c="9"/>441 milliseconds </text:p>
      <text:p text:style-name="P4">n: <text:s text:c="2"/>6400000 took <text:s text:c="9"/>906 milliseconds </text:p>
      <text:p text:style-name="P4">n: <text:s/>12800000 took <text:s text:c="8"/>1914 milliseconds </text:p>
      <text:p text:style-name="P4">n: <text:s/>25600000 took <text:s text:c="8"/>3768 milliseconds </text:p>
      <text:p text:style-name="P4">Testing disjoint1... </text:p>
      <text:p text:style-name="P4">n: <text:s text:c="4"/>50000 took <text:s text:c="10"/>14 milliseconds </text:p>
      <text:p text:style-name="P4">n: <text:s text:c="3"/>100000 took <text:s text:c="10"/>19 milliseconds </text:p>
      <text:p text:style-name="P4">n: <text:s text:c="3"/>200000 took <text:s text:c="10"/>29 milliseconds </text:p>
      <text:p text:style-name="P4">n: <text:s text:c="3"/>400000 took <text:s text:c="10"/>56 milliseconds </text:p>
      <text:p text:style-name="P4">n: <text:s text:c="3"/>800000 took <text:s text:c="9"/>112 milliseconds </text:p>
      <text:p text:style-name="P4">n: <text:s text:c="2"/>1600000 took <text:s text:c="9"/>228 milliseconds </text:p>
      <text:p text:style-name="P4">n: <text:s text:c="2"/>3200000 took <text:s text:c="9"/>463 milliseconds </text:p>
      <text:p text:style-name="P4">n: <text:s text:c="2"/>6400000 took <text:s text:c="9"/>932 milliseconds </text:p>
      <text:p text:style-name="P4">n: <text:s/>12800000 took <text:s text:c="8"/>1916 milliseconds </text:p>
      <text:p text:style-name="P4">n: <text:s/>25600000 took <text:s text:c="8"/>3737 milliseconds 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23:10:11.405461309</meta:creation-date>
    <dc:date>2015-03-26T01:17:45.299359081</dc:date>
    <meta:editing-duration>PT16M7S</meta:editing-duration>
    <meta:editing-cycles>5</meta:editing-cycles>
    <meta:generator>LibreOffice/4.2.7.2$Linux_X86_64 LibreOffice_project/420m0$Build-2</meta:generator>
    <meta:print-date>2015-03-24T21:33:26.140785527</meta:print-date>
    <meta:document-statistic meta:table-count="0" meta:image-count="0" meta:object-count="0" meta:page-count="2" meta:paragraph-count="53" meta:word-count="229" meta:character-count="2453" meta:non-whitespace-character-count="1757"/>
  </office:meta>
</office:document-meta>
</file>